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201in" style:contextual-spacing="false" fo:line-height="200%"/>
      <style:text-properties officeooo:paragraph-rsid="0033d9c6"/>
    </style:style>
    <style:style style:name="P2" style:family="paragraph" style:parent-style-name="Standard">
      <style:paragraph-properties fo:margin-top="0in" fo:margin-bottom="0.0201in" style:contextual-spacing="false" fo:line-height="200%"/>
      <style:text-properties officeooo:paragraph-rsid="0035eb7d"/>
    </style:style>
    <style:style style:name="P3" style:family="paragraph" style:parent-style-name="Standard">
      <style:paragraph-properties fo:margin-top="0in" fo:margin-bottom="0.0201in" style:contextual-spacing="false" fo:line-height="200%" fo:text-align="center" style:justify-single-word="false"/>
      <style:text-properties officeooo:rsid="0033d9c6" officeooo:paragraph-rsid="0033d9c6"/>
    </style:style>
    <style:style style:name="P4" style:family="paragraph" style:parent-style-name="Standard">
      <style:paragraph-properties fo:margin-top="0in" fo:margin-bottom="0.0201in" style:contextual-spacing="false" fo:line-height="200%"/>
      <style:text-properties fo:color="#800000" officeooo:rsid="0012b1b7" officeooo:paragraph-rsid="0035eb7d" fo:background-color="#ffff00"/>
    </style:style>
    <style:style style:name="P5" style:family="paragraph" style:parent-style-name="Standard">
      <style:paragraph-properties fo:margin-top="0in" fo:margin-bottom="0.0201in" style:contextual-spacing="false" fo:line-height="200%"/>
      <style:text-properties officeooo:paragraph-rsid="003a947d"/>
    </style:style>
    <style:style style:name="P6" style:family="paragraph" style:parent-style-name="Standard">
      <style:paragraph-properties fo:margin-top="0in" fo:margin-bottom="0.0201in" style:contextual-spacing="false" fo:line-height="200%"/>
      <style:text-properties officeooo:paragraph-rsid="0047bb3a"/>
    </style:style>
    <style:style style:name="P7" style:family="paragraph" style:parent-style-name="Standard">
      <style:paragraph-properties fo:margin-top="0in" fo:margin-bottom="0.0201in" style:contextual-spacing="false" fo:line-height="200%"/>
      <style:text-properties officeooo:rsid="004b5bf4" officeooo:paragraph-rsid="004b5bf4"/>
    </style:style>
    <style:style style:name="T1" style:family="text">
      <style:text-properties officeooo:rsid="000d8ba0"/>
    </style:style>
    <style:style style:name="T2" style:family="text">
      <style:text-properties officeooo:rsid="0012b1b7"/>
    </style:style>
    <style:style style:name="T3" style:family="text">
      <style:text-properties fo:font-style="italic" officeooo:rsid="0012b1b7" style:font-style-asian="italic" style:font-style-complex="italic"/>
    </style:style>
    <style:style style:name="T4" style:family="text">
      <style:text-properties fo:font-style="italic" officeooo:rsid="00142c67" style:font-style-asian="italic" style:font-style-complex="italic"/>
    </style:style>
    <style:style style:name="T5" style:family="text">
      <style:text-properties fo:font-style="italic" officeooo:rsid="001dc650" style:font-style-asian="italic" style:font-style-complex="italic"/>
    </style:style>
    <style:style style:name="T6" style:family="text">
      <style:text-properties fo:font-style="italic" officeooo:rsid="00309987" style:font-style-asian="italic" style:font-style-complex="italic"/>
    </style:style>
    <style:style style:name="T7" style:family="text">
      <style:text-properties fo:font-style="italic" officeooo:rsid="0033d9c6" style:font-style-asian="italic" style:font-style-complex="italic"/>
    </style:style>
    <style:style style:name="T8" style:family="text">
      <style:text-properties fo:font-style="italic" officeooo:rsid="00388b46" style:font-style-asian="italic" style:font-style-complex="italic"/>
    </style:style>
    <style:style style:name="T9" style:family="text">
      <style:text-properties fo:font-style="italic" officeooo:rsid="0042f1e0" style:font-style-asian="italic" style:font-style-complex="italic"/>
    </style:style>
    <style:style style:name="T10" style:family="text">
      <style:text-properties fo:font-style="italic" fo:font-weight="normal" officeooo:rsid="003b2d72" style:font-style-asian="italic" style:font-weight-asian="normal" style:font-style-complex="italic" style:font-weight-complex="normal"/>
    </style:style>
    <style:style style:name="T11" style:family="text">
      <style:text-properties officeooo:rsid="001af38c"/>
    </style:style>
    <style:style style:name="T12" style:family="text">
      <style:text-properties fo:font-style="normal" officeooo:rsid="001dc650" style:font-style-asian="normal" style:font-style-complex="normal"/>
    </style:style>
    <style:style style:name="T13" style:family="text">
      <style:text-properties fo:font-style="normal" officeooo:rsid="001f3ab6" style:font-style-asian="normal" style:font-style-complex="normal"/>
    </style:style>
    <style:style style:name="T14" style:family="text">
      <style:text-properties fo:font-style="normal" officeooo:rsid="0020018e" style:font-style-asian="normal" style:font-style-complex="normal"/>
    </style:style>
    <style:style style:name="T15" style:family="text">
      <style:text-properties fo:font-style="normal" officeooo:rsid="0020090a" style:font-style-asian="normal" style:font-style-complex="normal"/>
    </style:style>
    <style:style style:name="T16" style:family="text">
      <style:text-properties fo:font-style="normal" officeooo:rsid="00214165" style:font-style-asian="normal" style:font-style-complex="normal"/>
    </style:style>
    <style:style style:name="T17" style:family="text">
      <style:text-properties fo:font-style="normal" officeooo:rsid="0022a8c8" style:font-style-asian="normal" style:font-style-complex="normal"/>
    </style:style>
    <style:style style:name="T18" style:family="text">
      <style:text-properties fo:font-style="normal" officeooo:rsid="0024ecca" style:font-style-asian="normal" style:font-style-complex="normal"/>
    </style:style>
    <style:style style:name="T19" style:family="text">
      <style:text-properties fo:font-style="normal" officeooo:rsid="002ea736" style:font-style-asian="normal" style:font-style-complex="normal"/>
    </style:style>
    <style:style style:name="T20" style:family="text">
      <style:text-properties fo:font-style="normal" officeooo:rsid="00300214" style:font-style-asian="normal" style:font-style-complex="normal"/>
    </style:style>
    <style:style style:name="T21" style:family="text">
      <style:text-properties fo:font-style="normal" officeooo:rsid="00309987" style:font-style-asian="normal" style:font-style-complex="normal"/>
    </style:style>
    <style:style style:name="T22" style:family="text">
      <style:text-properties fo:font-style="normal" officeooo:rsid="003296de" style:font-style-asian="normal" style:font-style-complex="normal"/>
    </style:style>
    <style:style style:name="T23" style:family="text">
      <style:text-properties fo:font-style="normal" officeooo:rsid="0033d9c6" style:font-style-asian="normal" style:font-style-complex="normal"/>
    </style:style>
    <style:style style:name="T24" style:family="text">
      <style:text-properties fo:font-style="normal" officeooo:rsid="0037f30d" style:font-style-asian="normal" style:font-style-complex="normal"/>
    </style:style>
    <style:style style:name="T25" style:family="text">
      <style:text-properties fo:font-style="normal" officeooo:rsid="00388b46" style:font-style-asian="normal" style:font-style-complex="normal"/>
    </style:style>
    <style:style style:name="T26" style:family="text">
      <style:text-properties fo:font-style="normal" officeooo:rsid="0039c811" style:font-style-asian="normal" style:font-style-complex="normal"/>
    </style:style>
    <style:style style:name="T27" style:family="text">
      <style:text-properties fo:font-style="normal" officeooo:rsid="003a947d" style:font-style-asian="normal" style:font-style-complex="normal"/>
    </style:style>
    <style:style style:name="T28" style:family="text">
      <style:text-properties fo:font-style="normal" officeooo:rsid="003d333e" style:font-style-asian="normal" style:font-style-complex="normal"/>
    </style:style>
    <style:style style:name="T29" style:family="text">
      <style:text-properties fo:font-style="normal" officeooo:rsid="003e3f27" style:font-style-asian="normal" style:font-style-complex="normal"/>
    </style:style>
    <style:style style:name="T30" style:family="text">
      <style:text-properties fo:font-style="normal" officeooo:rsid="003ed6a8" style:font-style-asian="normal" style:font-style-complex="normal"/>
    </style:style>
    <style:style style:name="T31" style:family="text">
      <style:text-properties fo:font-style="normal" officeooo:rsid="0042f1e0" style:font-style-asian="normal" style:font-style-complex="normal"/>
    </style:style>
    <style:style style:name="T32" style:family="text">
      <style:text-properties fo:font-style="normal" officeooo:rsid="0046ce73"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33d9c6" style:font-style-asian="normal" style:font-weight-asian="normal" style:font-style-complex="normal" style:font-weight-complex="normal"/>
    </style:style>
    <style:style style:name="T35" style:family="text">
      <style:text-properties fo:font-style="normal" fo:font-weight="normal" officeooo:rsid="0034539c" style:font-style-asian="normal" style:font-weight-asian="normal" style:font-style-complex="normal" style:font-weight-complex="normal"/>
    </style:style>
    <style:style style:name="T36" style:family="text">
      <style:text-properties fo:font-style="normal" fo:font-weight="normal" officeooo:rsid="0034e453" style:font-style-asian="normal" style:font-weight-asian="normal" style:font-style-complex="normal" style:font-weight-complex="normal"/>
    </style:style>
    <style:style style:name="T37" style:family="text">
      <style:text-properties fo:font-style="normal" fo:font-weight="normal" officeooo:rsid="0035eb7d" style:font-style-asian="normal" style:font-weight-asian="normal" style:font-style-complex="normal" style:font-weight-complex="normal"/>
    </style:style>
    <style:style style:name="T38" style:family="text">
      <style:text-properties fo:font-style="normal" fo:font-weight="normal" officeooo:rsid="0039c811" style:font-style-asian="normal" style:font-weight-asian="normal" style:font-style-complex="normal" style:font-weight-complex="normal"/>
    </style:style>
    <style:style style:name="T39" style:family="text">
      <style:text-properties fo:font-style="normal" fo:font-weight="normal" officeooo:rsid="003a947d" style:font-style-asian="normal" style:font-weight-asian="normal" style:font-style-complex="normal" style:font-weight-complex="normal"/>
    </style:style>
    <style:style style:name="T40" style:family="text">
      <style:text-properties fo:font-style="normal" fo:font-weight="normal" officeooo:rsid="003af994" style:font-style-asian="normal" style:font-weight-asian="normal" style:font-style-complex="normal" style:font-weight-complex="normal"/>
    </style:style>
    <style:style style:name="T41" style:family="text">
      <style:text-properties fo:font-style="normal" fo:font-weight="normal" officeooo:rsid="003b2d72" style:font-style-asian="normal" style:font-weight-asian="normal" style:font-style-complex="normal" style:font-weight-complex="normal"/>
    </style:style>
    <style:style style:name="T42" style:family="text">
      <style:text-properties fo:font-style="normal" fo:font-weight="normal" officeooo:rsid="003b8f1b" style:font-style-asian="normal" style:font-weight-asian="normal" style:font-style-complex="normal" style:font-weight-complex="normal"/>
    </style:style>
    <style:style style:name="T43" style:family="text">
      <style:text-properties fo:font-style="normal" fo:font-weight="normal" officeooo:rsid="003bbe68" style:font-style-asian="normal" style:font-weight-asian="normal" style:font-style-complex="normal" style:font-weight-complex="normal"/>
    </style:style>
    <style:style style:name="T44" style:family="text">
      <style:text-properties fo:font-style="normal" fo:font-weight="normal" officeooo:rsid="003bce04" style:font-style-asian="normal" style:font-weight-asian="normal" style:font-style-complex="normal" style:font-weight-complex="normal"/>
    </style:style>
    <style:style style:name="T45" style:family="text">
      <style:text-properties fo:font-style="normal" fo:font-weight="normal" officeooo:rsid="003ed6a8" style:font-style-asian="normal" style:font-weight-asian="normal" style:font-style-complex="normal" style:font-weight-complex="normal"/>
    </style:style>
    <style:style style:name="T46" style:family="text">
      <style:text-properties fo:font-style="normal" fo:font-weight="normal" officeooo:rsid="003fcfa8" style:font-style-asian="normal" style:font-weight-asian="normal" style:font-style-complex="normal" style:font-weight-complex="normal"/>
    </style:style>
    <style:style style:name="T47" style:family="text">
      <style:text-properties fo:font-style="normal" fo:font-weight="normal" officeooo:rsid="004181f4" style:font-style-asian="normal" style:font-weight-asian="normal" style:font-style-complex="normal" style:font-weight-complex="normal"/>
    </style:style>
    <style:style style:name="T48" style:family="text">
      <style:text-properties fo:font-style="normal" fo:font-weight="normal" officeooo:rsid="00437ee3" style:font-style-asian="normal" style:font-weight-asian="normal" style:font-style-complex="normal" style:font-weight-complex="normal"/>
    </style:style>
    <style:style style:name="T49" style:family="text">
      <style:text-properties fo:font-style="normal" officeooo:rsid="00388b46" fo:background-color="#ffff00" style:font-style-asian="normal" style:font-style-complex="normal"/>
    </style:style>
    <style:style style:name="T50" style:family="text">
      <style:text-properties fo:font-style="normal" officeooo:rsid="0042f1e0" fo:background-color="#ffff00" style:font-style-asian="normal" style:font-style-complex="normal"/>
    </style:style>
    <style:style style:name="T51" style:family="text">
      <style:text-properties fo:font-style="normal" officeooo:rsid="0044a0fb" fo:background-color="#ffff00" style:font-style-asian="normal" style:font-style-complex="normal"/>
    </style:style>
    <style:style style:name="T52" style:family="text">
      <style:text-properties fo:font-style="normal" officeooo:rsid="0042f1e0" fo:background-color="#ffffff" style:font-style-asian="normal" style:font-style-complex="normal"/>
    </style:style>
    <style:style style:name="T53" style:family="text">
      <style:text-properties fo:font-style="normal" officeooo:rsid="00388b46" fo:background-color="#ffffff" style:font-style-asian="normal" style:font-style-complex="normal"/>
    </style:style>
    <style:style style:name="T54" style:family="text">
      <style:text-properties fo:font-style="normal" officeooo:rsid="0044a0fb" fo:background-color="#ffffff" style:font-style-asian="normal" style:font-style-complex="normal"/>
    </style:style>
    <style:style style:name="T55" style:family="text">
      <style:text-properties fo:color="#000000" officeooo:rsid="0012b1b7"/>
    </style:style>
    <style:style style:name="T56" style:family="text">
      <style:text-properties fo:color="#000000" officeooo:rsid="0035eb7d"/>
    </style:style>
    <style:style style:name="T57" style:family="text">
      <style:text-properties fo:color="#000000" officeooo:rsid="003fcfa8" fo:background-color="#ffff00"/>
    </style:style>
    <style:style style:name="T58" style:family="text">
      <style:text-properties fo:color="#000000" officeooo:rsid="004181f4" fo:background-color="#ffff00"/>
    </style:style>
    <style:style style:name="T59" style:family="text">
      <style:text-properties fo:color="#000000" officeooo:rsid="0044a0fb" fo:background-color="#ffff00"/>
    </style:style>
    <style:style style:name="T60" style:family="text">
      <style:text-properties fo:color="#000000" officeooo:rsid="003b2d72"/>
    </style:style>
    <style:style style:name="T61" style:family="text">
      <style:text-properties fo:color="#000000" officeooo:rsid="003fcfa8" fo:background-color="#ffffff"/>
    </style:style>
    <style:style style:name="T62" style:family="text">
      <style:text-properties fo:color="#000000" officeooo:rsid="0044a0fb" fo:background-color="#ffffff"/>
    </style:style>
    <style:style style:name="T63" style:family="text">
      <style:text-properties fo:color="#000000" officeooo:rsid="004181f4" fo:background-color="#ffffff"/>
    </style:style>
    <style:style style:name="T64" style:family="text">
      <style:text-properties fo:color="#000000" officeooo:rsid="00490f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ugged Landscape of Canadian Innovation Policy</text:p>
      <text:p text:style-name="P1"/>
      <text:p text:style-name="P6"><text:span text:style-name="T1"><text:tab/>Confusion over how best to measure the growth and development of innovation has been a problem which has plagued policy making decisions of the Canadian government for as long as the nation has been concerning itself with innovation strategy. Canada has stagnated despite its attempts to improve its innovation strategy, and it looks as if it may be on the path to repeating its decades-old mistake unless it recognizes its past failings and focuses on a redistribution of policy.(Hawkins, 2013) But the question remains, what would such a redistribution look like, and consequently what implications does it carry? Such a question is inherently difficult to answer as it is a fragmented question by itself and depends on other external factors at play both locally and abroad. Since innovation is heavily tied into multiple sectors of society, from the technology in our homes to our national social infrastructure, how we choose to measure and develop our classifications will inevitably impact the results which follow. So what should we as a nation focus on for our innovation strategy? Last year, the Council of Canadian Academies published its findings in a report entitled, </text:span><text:span text:style-name="T5">Paradox Lost: Explaining Canada's Research and Innovation Weakness, </text:span><text:span text:style-name="T12">in which it present</text:span><text:span text:style-name="T13">ed</text:span><text:span text:style-name="T12"> its response to the </text:span><text:span text:style-name="T13">lack of innovative growth </text:span><text:span text:style-name="T19">in Canada</text:span><text:span text:style-name="T12">.</text:span><text:span text:style-name="T1"> The report, true to its name, outlines many of the weaknesses of our nation's present innovation strategy, and it then goes on to suggest we undergo a </text:span><text:span text:style-name="T13">paradigm shift from a “supply-push” to a “demand-pull” </text:span><text:span text:style-name="T15">strategy surrounding</text:span><text:span text:style-name="T14"> R&amp;D </text:span><text:span text:style-name="T16">as a way to </text:span><text:span text:style-name="T17">adjust for the future</text:span><text:span text:style-name="T14">. </text:span><text:span text:style-name="T17">Whilst t</text:span><text:span text:style-name="T14">he report does a good job of illustrating </text:span><text:span text:style-name="T17">why</text:span><text:span text:style-name="T14"> </text:span><text:span text:style-name="T17">such a</text:span><text:span text:style-name="T14"> shift is beneficial, </text:span><text:span text:style-name="T23">it ignores the effect of our unique political environment, and remains</text:span><text:span text:style-name="T17"> </text:span><text:span text:style-name="T32">heavily </text:span><text:span text:style-name="T15">dependent on the </text:span><text:span text:style-name="T18">previous</text:span><text:span text:style-name="T15"> </text:span><text:span text:style-name="T23">inaccurate </text:span><text:span text:style-name="T15">methods of measuring innovative growth. </text:span><text:span text:style-name="T17">The decisions to change not just how policy tries to stimulate innovation, but also the criteria by which we measure innovation will both need to </text:span><text:span text:style-name="T19">dealt </text:span><text:span text:style-name="T20">with</text:span><text:span text:style-name="T17">.</text:span><text:span text:style-name="T30">(Course Notes – Session 8)</text:span><text:span text:style-name="T17"> </text:span><text:span text:style-name="T1">These decisions will be faced with difficulties ahead, but such changes will be necessary </text:span><text:soft-page-break/><text:span text:style-name="T1">should Canada wish to remain a competitive country in more than just its innovation strategies, but as a global leader in all fields. </text:span></text:p>
      <text:p text:style-name="P1"><text:tab/><text:span text:style-name="T11">A need for a radical change may not be readily apparent given Canada's recent resilience to market fluctuations and our relatively stable economy, but such sentiments become understandable once one considers the importance of vaccinations. Vaccinations are a </text:span><text:span text:style-name="T3">preventative</text:span><text:span text:style-name="T2"> measure in modern medicine. Whilst they are ineffective against a virus which has established itself </text:span><text:span text:style-name="T4">a priori </text:span><text:span text:style-name="T2">in the body, given proactively, they act extraordinarily well in preparing your immune response for potential future threats. It therefore becomes imperative that Canada looks at policy as a proactive measure to prepare ourselves for future changes rather than looking at policy as a reactive measure used to adapt to our current climate. It sounds so simple, but in practice this tends to be the most difficult thing policy makers face when considering new policy changes. This difficulty becomes compounded when one considers that inorder to have an effective policy for our innovation strategy, the policy itself must be innovative as previous attempts to spur innovation have been ineffective. A Catch-22 arises, for how can we decide if it will be an effective innovation, given that we still cannot accurately decide how innovation is influenced in the first place? This very difficulty has been prevalent since the first policies were drafted in response to our need to innovate, but little has changed to alleviate the uncertainty.(Paradise Lost, 6) This apparent inconsistency between our efforts to improve innovation and the pervading stagnation appears when one looks at the variation of policy changes which have been adopted over the years and their resulting ineffectiveness on innovation.(Cozzarin, 294) </text:span><text:span text:style-name="T55">Does such in</text:span><text:span text:style-name="T64">e</text:span><text:span text:style-name="T55">ffectiveness stem just from an uncoordinated set of measurement criteria, or is there an additional factor at play? Whilst measurement criteria most certainly affects how the government views the current state of innovation, it does not account for the </text:span><text:span text:style-name="T56">declining body of informed councils presently working along</text:span><text:span text:style-name="T60">side</text:span><text:span text:style-name="T56"> the government</text:span><text:span text:style-name="T55">.</text:span><text:span text:style-name="T61">(Course Notes – </text:span><text:span text:style-name="T62">Session 6</text:span><text:span text:style-name="T63">) </text:span><text:span text:style-name="T55">Could Canada's unique political </text:span><text:soft-page-break/><text:span text:style-name="T55">landscape be affecting the efficacy of our policy making attempts to kickstart the growth of our innovation, or is it a strength we can use in developing a uniquely Canadian process of stimulating innovation?</text:span></text:p>
      <text:p text:style-name="P2"><text:span text:style-name="T2"><text:tab/>Innovation is generally assumed to be a positive thing, and therefore good for society as a whole, but in the case of political perspectives, </text:span><text:span text:style-name="T3">where</text:span><text:span text:style-name="T2"> that innovation occurs is heavily debatable. According to </text:span><text:span text:style-name="T7">Paradox Lost,</text:span><text:span text:style-name="T23"> the answer is simple: switch from our current </text:span><text:span text:style-name="T7">supply-push</text:span><text:span text:style-name="T2"> focus on R&amp;D to a </text:span><text:span text:style-name="T7">demand-pull </text:span><text:span text:style-name="T34">focus. While the answer seems simple, </text:span><text:span text:style-name="T37">could</text:span><text:span text:style-name="T35"> it just </text:span><text:span text:style-name="T37">be </text:span><text:span text:style-name="T35">another ineffective change in a long line of changes, or will it promote growth? </text:span><text:span text:style-name="T38">It cannot be ignored that </text:span><text:span text:style-name="T36">implementing the policy change does not discount the need of the nation to form a more accurate model to measure innovative growth</text:span><text:span text:style-name="T37"> around Canada </text:span><text:span text:style-name="T44">which takes </text:span><text:span text:style-name="T38">into account </text:span><text:span text:style-name="T44">its </text:span><text:span text:style-name="T37">unique features</text:span><text:span text:style-name="T36">. Such need for a model should be paramount to those of </text:span><text:span text:style-name="T37">any future </text:span><text:span text:style-name="T36">policy changes, for without proper measure, policy is blind.</text:span><text:span text:style-name="T47">(Course Note – Session 6)</text:span><text:span text:style-name="T36"> </text:span><text:span text:style-name="T37">But how to go about forming an accurate model? If such a model was easy, it would have been developed already and this problem would have been long since solved, but unfortunately it is not such a clear-cut solution and no model </text:span><text:span text:style-name="T44">developed has </text:span><text:span text:style-name="T37">proven to be very accurate.</text:span><text:span text:style-name="T45">(Course Notes – Session 8)</text:span><text:span text:style-name="T37">. But this does not mean that all the possible steps have been taken to develop one. If one was to look at the trend in the disappearance of federally appointed institutions and councils, one sees that fewer and fewer collectives are are left to advise on the state of affairs </text:span><text:span text:style-name="T41">of innovation </text:span><text:span text:style-name="T37">in various sectors of i</text:span><text:span text:style-name="T41">ndustry </text:span><text:span text:style-name="T37">with the government.</text:span><text:span text:style-name="T46">(Course Notes – Session </text:span><text:span text:style-name="T48">6</text:span><text:span text:style-name="T46">) </text:span><text:span text:style-name="T37">Because of this lack of information, and the imperative need for an accurate model, it would suggest that a new body be set up to work alongside government in analyzing and preparing innovation policy.</text:span></text:p>
      <text:p text:style-name="P5"><text:span text:style-name="T2"><text:tab/>Such a council would be setup in order to ensure that future policy changes are based on accurate findings from experts on innovation, and that it adapts to future issues which may arise. The initial job of the council would be to design a better model whereby we can better measure the effects </text:span><text:soft-page-break/><text:span text:style-name="T2">of growth. The model should be concisely Canadian and focus on both our unique strengths and weaknesses.(Hawkins,17-19) In </text:span><text:span text:style-name="T6">Paradox Lost, </text:span><text:span text:style-name="T21">some of these strengths and weaknesses have been outlined </text:span><text:span text:style-name="T22">such as the ageing population, increased effects from industries like ICT on the workplace, and the future potential we have in emerging markets like genomics and nanotechnology</text:span><text:span text:style-name="T6">.</text:span><text:span text:style-name="T9">(Paradise Lost, 31) </text:span><text:span text:style-name="T22">Whilst it does a good job of painting our future brightly by showing what potential we have, the report still hinges on poor measures of innovation. Without an innovative Canadian way to measure our growth, we have no way of directing our policies as they pertain </text:span><text:span text:style-name="T25">uniquely</text:span><text:span text:style-name="T22"> to us as a nation. </text:span><text:span text:style-name="T25">But how then should we think about restructuring our measurement criteria? Teece suggested a model whereby innovation is broken down into 7 </text:span><text:span text:style-name="T31">different </text:span><text:span text:style-name="T25">categories: </text:span><text:span text:style-name="T31">uncertainty, path-dependency, cumulativeness, irreversibility, technological inter-relatedness, tacitness, and inappropriability</text:span><text:span text:style-name="T25">.</text:span><text:span text:style-name="T28">(Cozzarin, 285-286)</text:span><text:span text:style-name="T24"> </text:span><text:span text:style-name="T25">His breakdown does a good job of </text:span><text:span text:style-name="T8">qualitatively</text:span><text:span text:style-name="T25"> describing innovation, but it doesn't give much further insight into how best to </text:span><text:span text:style-name="T8">quantitatively </text:span><text:span text:style-name="T25">measure innovation </text:span><text:span text:style-name="T26">which</text:span><text:span text:style-name="T25"> is the crux of the issue. </text:span><text:span text:style-name="T31">He also appears to take a very technology-pointed stance in his classification which fails to account for various other forms of innovation.</text:span><text:span text:style-name="T52">(Course Notes</text:span><text:span text:style-name="T53"> – </text:span><text:span text:style-name="T54">Session 9</text:span><text:span text:style-name="T52">)</text:span><text:span text:style-name="T31"> </text:span><text:span text:style-name="T8">Paradox Lost </text:span><text:span text:style-name="T25">on the other hand, doesn't appear to recognize such measures very thoroughly, but rather chooses to focus on various indices to gauge our innovation.</text:span><text:span text:style-name="T29">(Paradox Lost, 18)</text:span><text:span text:style-name="T25"> Do such metrics such as Specialization Index, and Average Relative Citations, actually provide us with representative data of the processes at work? If there was proven to be a cor</text:span><text:span text:style-name="T26">r</text:span><text:span text:style-name="T25">elation between the amount of R/D and innovative growth then perhaps such data would be compelling, but given that such a correlation hasn't consistently been shown, </text:span><text:span text:style-name="T27">h</text:span><text:span text:style-name="T25">ow can they provide us with accurate inferences?</text:span><text:span text:style-name="T34"> </text:span><text:span text:style-name="T39">Until a report is filed which recognizes not just the ineffectiveness of our current linear model of innovation, but also chooses to propose a new model to replace it, all policy changes will be gambles without much foresight. </text:span><text:span text:style-name="T40">As a supposed world leader, our government should recognize its weaknesses, and actually attempt at fixing them before it </text:span><text:soft-page-break/><text:span text:style-name="T40">chooses to implement additional policy changes, not just because it is logically sound, but because it is an opportunity for Canada to really gain some ground and move into a more powerful position on the world stage.</text:span></text:p>
      <text:p text:style-name="P5"><text:span text:style-name="T40"><text:tab/></text:span><text:span text:style-name="T41">Given that such problems persist and that the future of innovation stands to undergo some serious changes in the upcoming decades, what will Canada's position be? Will we stand up and adapt to the challenge, recognize that our past mistakes hinge not just on policy directed at innovation, but also on the measures and criterea whereby we judge its growth, or will we choose to ignore the deep rooted problem and hope that policy change alone may bring us to victory? It is a difficult question and as such it deserves to be fairly critiqued and explored. Political differences shouldn't impact the growth our our nation, and as such a full-time external body should be setup to overlook and maintain the nations policies concerning innovation in all capacities. Such a council would first redevelop an new, accurate model on measuring innovation, and then would proceed to draft educated policy change with more clearly defined future impacts. Whilst reports such as </text:span><text:span text:style-name="T10">Paradox Lost</text:span><text:span text:style-name="T41"> do a good job of presenting our weaknesses and some well thought points, it inherently is dependent on inaccurate measures and a flawed linear model. Such reports may help provide short term gains, but until the deeper seated issues are dealt with, policy will always be one step behind true innovation. </text:span><text:span text:style-name="T42">The future of Canada remains bright, but its path is rugged. There are very present challenges ahead, and until the government recognizes that outdated methods and knowledge-gaps will no-longer provide us the means to adapt, we will persist at the wayside, </text:span><text:span text:style-name="T43">but if</text:span><text:span text:style-name="T42"> the government takes a step to recognize such a need, it will lead Canada one step closer to </text:span><text:span text:style-name="T43">becoming a</text:span><text:span text:style-name="T42"> leader in all fields.</text:span></text:p>
      <text:p text:style-name="P5"><text:span text:style-name="T42"/></text:p>
      <text:p text:style-name="P7"><text:span text:style-name="T42">(</text:span><text:span text:style-name="T33">Better version available in PDF online)</text:span></text:p>
      <text:p text:style-name="P5"><text:span text:style-name="T40"><text:tab/></text:span></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3:23:48.701743544</meta:creation-date>
    <dc:date>2014-02-12T21:57:38.308582483</dc:date>
    <meta:editing-duration>PT15H40M31S</meta:editing-duration>
    <meta:editing-cycles>52</meta:editing-cycles>
    <meta:generator>LibreOffice/4.1.4.2$Linux_X86_64 LibreOffice_project/410m0$Build-2</meta:generator>
    <meta:document-statistic meta:table-count="0" meta:image-count="0" meta:object-count="0" meta:page-count="6" meta:paragraph-count="8" meta:word-count="1730" meta:character-count="10798" meta:non-whitespace-character-count="9062"/>
  </office:meta>
</office:document-meta>
</file>